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ela1" style:family="table">
      <style:table-properties style:width="18.754cm" fo:margin-left="-0.51cm" table:align="left"/>
    </style:style>
    <style:style style:name="Tabela1.A" style:family="table-column">
      <style:table-column-properties style:column-width="6.255cm"/>
    </style:style>
    <style:style style:name="Tabela1.B" style:family="table-column">
      <style:table-column-properties style:column-width="5.667cm"/>
    </style:style>
    <style:style style:name="Tabela1.C" style:family="table-column">
      <style:table-column-properties style:column-width="6.832cm"/>
    </style:style>
    <style:style style:name="Tabela1.A1" style:family="table-cell">
      <style:table-cell-properties style:vertical-align="middle" fo:background-color="#808080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C1" style:family="table-cell">
      <style:table-cell-properties style:vertical-align="middle" fo:background-color="#808080" fo:padding="0.097cm" fo:border="0.5pt solid #000000" style:writing-mode="lr-tb">
        <style:background-image/>
      </style:table-cell-properties>
    </style:style>
    <style:style style:name="Tabela1.2" style:family="table-row">
      <style:table-row-properties style:min-row-height="1.101cm" style:use-optimal-row-height="false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805cm" fo:margin-left="-0.51cm" table:align="left"/>
    </style:style>
    <style:style style:name="Tabela2.A" style:family="table-column">
      <style:table-column-properties style:column-width="2.252cm"/>
    </style:style>
    <style:style style:name="Tabela2.B" style:family="table-column">
      <style:table-column-properties style:column-width="6.001cm"/>
    </style:style>
    <style:style style:name="Tabela2.C" style:family="table-column">
      <style:table-column-properties style:column-width="10.552cm"/>
    </style:style>
    <style:style style:name="Tabela2.A1" style:family="table-cell">
      <style:table-cell-properties style:vertical-align="middle" fo:background-color="#808080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middle" fo:background-color="#808080" fo:padding="0.097cm" fo:border="0.5pt solid #000000" style:writing-mode="lr-tb">
        <style:background-image/>
      </style:table-cell-properties>
    </style:style>
    <style:style style:name="Tabela2.2" style:family="table-row">
      <style:table-row-properties style:min-row-height="1.894cm" style:use-optimal-row-height="false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4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4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6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6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6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8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8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8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9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9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9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10" style:family="table-cell">
      <style:table-cell-properties style:vertical-align="middle" fo:padding="0.097cm" fo:border="0.5pt solid #000000" style:writing-mode="lr-tb"/>
    </style:style>
    <style:style style:name="Tabela2.B10" style:family="table-cell">
      <style:table-cell-properties style:vertical-align="middle" fo:padding="0.097cm" fo:border="0.5pt solid #000000" style:writing-mode="lr-tb"/>
    </style:style>
    <style:style style:name="Tabela2.C10" style:family="table-cell">
      <style:table-cell-properties style:vertical-align="middle" fo:padding="0.097cm" fo:border="0.5pt solid #000000" style:writing-mode="lr-tb"/>
    </style:style>
    <style:style style:name="Tabela2.11" style:family="table-row">
      <style:table-row-properties style:min-row-height="4.08cm" style:use-optimal-row-height="false"/>
    </style:style>
    <style:style style:name="Tabela2.A11" style:family="table-cell">
      <style:table-cell-properties style:vertical-align="middle" fo:padding="0.097cm" fo:border="0.5pt solid #000000" style:writing-mode="lr-tb"/>
    </style:style>
    <style:style style:name="Tabela2.B11" style:family="table-cell">
      <style:table-cell-properties style:vertical-align="middle" fo:padding="0.097cm" fo:border="0.5pt solid #000000" style:writing-mode="lr-tb"/>
    </style:style>
    <style:style style:name="Tabela2.C11" style:family="table-cell">
      <style:table-cell-properties style:vertical-align="middle" fo:padding="0.097cm" fo:border="0.5pt solid #000000" style:writing-mode="lr-tb"/>
    </style:style>
    <style:style style:name="Tabela2.A12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2.B12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2.C12" style:family="table-cell">
      <style:table-cell-properties style:vertical-align="middle" fo:padding="0.097cm" fo:border="0.5pt solid #000000" style:writing-mode="lr-tb"/>
    </style:style>
    <style:style style:name="Tabela2.13" style:family="table-row">
      <style:table-row-properties style:min-row-height="2.117cm" style:use-optimal-row-height="false"/>
    </style:style>
    <style:style style:name="Tabela2.A1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1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1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14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14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1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1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1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1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16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16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16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1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1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1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18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style:vertical-align="middle" fo:padding="0.097cm" fo:border="0.5pt solid #000000" style:writing-mode="lr-tb"/>
    </style:style>
    <style:style style:name="Tabela2.19" style:family="table-row">
      <style:table-row-properties style:min-row-height="3.805cm" style:use-optimal-row-height="false"/>
    </style:style>
    <style:style style:name="Tabela2.A19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2.B19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2.C19" style:family="table-cell">
      <style:table-cell-properties style:vertical-align="middle" fo:padding="0.097cm" fo:border="0.5pt solid #000000" style:writing-mode="lr-tb"/>
    </style:style>
    <style:style style:name="Tabela2.A20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20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2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21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21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21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2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2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2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2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2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2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2.A24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B24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2.C2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rsid="0012074e" officeooo:paragraph-rsid="0012074e"/>
    </style:style>
    <style:style style:name="P8" style:family="paragraph" style:parent-style-name="Table_20_Contents">
      <style:text-properties officeooo:rsid="0013eff5" officeooo:paragraph-rsid="0013eff5"/>
    </style:style>
    <style:style style:name="P9" style:family="paragraph" style:parent-style-name="Table_20_Contents">
      <style:text-properties officeooo:rsid="0016c9ab" officeooo:paragraph-rsid="0016c9ab"/>
    </style:style>
    <style:style style:name="P10" style:family="paragraph" style:parent-style-name="Table_20_Contents">
      <style:text-properties officeooo:rsid="0017d2da" officeooo:paragraph-rsid="0017d2da"/>
    </style:style>
    <style:style style:name="P11" style:family="paragraph" style:parent-style-name="Table_20_Contents">
      <style:text-properties officeooo:rsid="0019accd" officeooo:paragraph-rsid="0019accd"/>
    </style:style>
    <style:style style:name="P12" style:family="paragraph" style:parent-style-name="Table_20_Contents">
      <style:text-properties officeooo:rsid="001b2925" officeooo:paragraph-rsid="001b2925"/>
    </style:style>
    <style:style style:name="P13" style:family="paragraph" style:parent-style-name="Table_20_Contents">
      <style:paragraph-properties fo:text-align="center" style:justify-single-word="false"/>
      <style:text-properties officeooo:rsid="00266bb2" officeooo:paragraph-rsid="00266bb2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5cda8"/>
    </style:style>
    <style:style style:name="T2" style:family="text">
      <style:text-properties officeooo:rsid="001db976"/>
    </style:style>
    <style:style style:name="T3" style:family="text">
      <style:text-properties officeooo:rsid="001e8afd"/>
    </style:style>
    <style:style style:name="T4" style:family="text">
      <style:text-properties officeooo:rsid="0023450d"/>
    </style:style>
    <style:style style:name="T5" style:family="text">
      <style:text-properties officeooo:rsid="0024a1ab"/>
    </style:style>
    <style:style style:name="T6" style:family="text">
      <style:text-properties officeooo:rsid="00273de4"/>
    </style:style>
    <style:style style:name="T7" style:family="text">
      <style:text-properties officeooo:rsid="0027e487"/>
    </style:style>
    <style:style style:name="T8" style:family="text">
      <style:text-properties officeooo:rsid="0028eb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cumento de Especificação de Casos de Uso</text:p>
      <text:p text:style-name="P1">-</text:p>
      <text:p text:style-name="P1">Safe Home Delivery</text:p>
      <text:p text:style-name="P2"/>
      <text:p text:style-name="P3">Identificação dos ator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730282915536">
          <table:table-cell table:style-name="Tabela1.A1" office:value-type="string">
            <text:p text:style-name="Table_20_Heading">#ator</text:p>
          </table:table-cell>
          <table:table-cell table:style-name="Tabela1.A1" office:value-type="string">
            <text:p text:style-name="Table_20_Heading">Nome do Ator</text:p>
          </table:table-cell>
          <table:table-cell table:style-name="Tabela1.C1" office:value-type="string">
            <text:p text:style-name="Table_20_Heading">Descrição</text:p>
          </table:table-cell>
        </table:table-row>
        <table:table-row table:style-name="Tabela1.2">
          <table:table-cell table:style-name="Tabela1.A2" office:value-type="string">
            <text:p text:style-name="Table_20_Contents">AT01</text:p>
          </table:table-cell>
          <table:table-cell table:style-name="Tabela1.B2" office:value-type="string">
            <text:p text:style-name="Table_20_Contents">Cliente</text:p>
          </table:table-cell>
          <table:table-cell table:style-name="Tabela1.C2" office:value-type="string">
            <text:p text:style-name="P4">Pessoa que realizará o pedido.</text:p>
          </table:table-cell>
        </table:table-row>
        <table:table-row table:style-name="TableLine1730282916688">
          <table:table-cell table:style-name="Tabela1.A3" office:value-type="string">
            <text:p text:style-name="Table_20_Contents">AT02</text:p>
          </table:table-cell>
          <table:table-cell table:style-name="Tabela1.B3" office:value-type="string">
            <text:p text:style-name="Table_20_Contents">Restaurante</text:p>
          </table:table-cell>
          <table:table-cell table:style-name="Tabela1.C3" office:value-type="string">
            <text:p text:style-name="Table_20_Contents">Restaurante que vai preparar os pedidos a serem entregues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Identificação dos casos de uso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730282915248">
          <table:table-cell table:style-name="Tabela2.A1" office:value-type="string">
            <text:p text:style-name="P5">#Use Case</text:p>
          </table:table-cell>
          <table:table-cell table:style-name="Tabela2.A1" office:value-type="string">
            <text:p text:style-name="P5">Nome do Use Case</text:p>
          </table:table-cell>
          <table:table-cell table:style-name="Tabela2.C1" office:value-type="string">
            <text:p text:style-name="P5">Descrição</text:p>
          </table:table-cell>
        </table:table-row>
        <table:table-row table:style-name="Tabela2.2">
          <table:table-cell table:style-name="Tabela2.A2" office:value-type="string">
            <text:p text:style-name="P13">UC01</text:p>
          </table:table-cell>
          <table:table-cell table:style-name="Tabela2.B2" office:value-type="string">
            <text:p text:style-name="Table_20_Contents">Escolher Restaurante</text:p>
          </table:table-cell>
          <table:table-cell table:style-name="Tabela2.C2" office:value-type="string">
            <text:p text:style-name="Table_20_Contents">O cliente poderá escolher entre os restaurantes que estão disponíveis para realização de pedidos no sistema, e ele terá opções no sistema para poder retornar ao menu de Restaurantes</text:p>
          </table:table-cell>
        </table:table-row>
        <table:table-row table:style-name="Tabela2.2">
          <table:table-cell table:style-name="Tabela2.A3" office:value-type="string">
            <text:p text:style-name="P13">UC02</text:p>
          </table:table-cell>
          <table:table-cell table:style-name="Tabela2.B3" office:value-type="string">
            <text:p text:style-name="Table_20_Contents">Realizar Pedido</text:p>
          </table:table-cell>
          <table:table-cell table:style-name="Tabela2.C3" office:value-type="string">
            <text:p text:style-name="Table_20_Contents">O cliente selecionará o restaurante e depois os itens do cardápio no qual ele deseja pedir que serão disponibilizados pelo restaurante no sistema, ele poderá também alterar a quantidade de itens da refeição que ele incluir no carrinho</text:p>
          </table:table-cell>
        </table:table-row>
        <table:table-row table:style-name="Tabela2.2">
          <table:table-cell table:style-name="Tabela2.A4" office:value-type="string">
            <text:p text:style-name="P13">UC03</text:p>
          </table:table-cell>
          <table:table-cell table:style-name="Tabela2.B4" office:value-type="string">
            <text:p text:style-name="Table_20_Contents">Informar Endereço de Entrega</text:p>
          </table:table-cell>
          <table:table-cell table:style-name="Tabela2.C4" office:value-type="string">
            <text:p text:style-name="Table_20_Contents">O cliente poderá informar o endereço de entrega do pedido antes de confirmar a forma de pagamento, também sendo possível buscar o endereço automaticamente apenas inserindo o CEP</text:p>
          </table:table-cell>
        </table:table-row>
        <table:table-row table:style-name="TableLine1730282912368">
          <table:table-cell table:style-name="Tabela2.A5" office:value-type="string">
            <text:p text:style-name="P13">UC04</text:p>
          </table:table-cell>
          <table:table-cell table:style-name="Tabela2.B5" office:value-type="string">
            <text:p text:style-name="Table_20_Contents"><text:span text:style-name="T7">Selecionar</text:span> Pagamento</text:p>
          </table:table-cell>
          <table:table-cell table:style-name="Tabela2.C5" office:value-type="string">
            <text:p text:style-name="Table_20_Contents">O cliente poderá <text:span text:style-name="T8">escolher</text:span> entre as formas de pagamento dinheiro com opção para colocar valor pago onde será feito cálculo do troco e cartão de crédito onde ele poderá parcelar a compra em até 6x no cartão, <text:span text:style-name="T6">na maquininha do entregador</text:span>.</text:p>
          </table:table-cell>
        </table:table-row>
        <table:table-row table:style-name="TableLine1730282907184">
          <table:table-cell table:style-name="Tabela2.A6" office:value-type="string">
            <text:p text:style-name="P13">UC05</text:p>
          </table:table-cell>
          <table:table-cell table:style-name="Tabela2.B6" office:value-type="string">
            <text:p text:style-name="Table_20_Contents">Acompanhar Pedido</text:p>
          </table:table-cell>
          <table:table-cell table:style-name="Tabela2.C6" office:value-type="string">
            <text:p text:style-name="Table_20_Contents">O cliente poderá acompanhar o <text:span text:style-name="T3">andamento do </text:span>pedido tanto quando estiver em preparo e também quando estiver em rota de entrega.</text:p>
          </table:table-cell>
        </table:table-row>
        <table:table-row table:style-name="TableLine1730282914384">
          <table:table-cell table:style-name="Tabela2.A7" office:value-type="string">
            <text:p text:style-name="P13">UC06</text:p>
          </table:table-cell>
          <table:table-cell table:style-name="Tabela2.B7" office:value-type="string">
            <text:p text:style-name="Table_20_Contents">Cadastro do Cliente</text:p>
          </table:table-cell>
          <table:table-cell table:style-name="Tabela2.C7" office:value-type="string">
            <text:p text:style-name="Table_20_Contents">O cliente poderá realizar o cadastro do login e senha de acesso no sistema caso seja seu primeiro acesso</text:p>
          </table:table-cell>
        </table:table-row>
        <table:table-row table:style-name="TableLine1730282921872">
          <table:table-cell table:style-name="Tabela2.A8" office:value-type="string">
            <text:p text:style-name="P13">UC07</text:p>
          </table:table-cell>
          <table:table-cell table:style-name="Tabela2.B8" office:value-type="string">
            <text:p text:style-name="Table_20_Contents">Login do Cliente</text:p>
          </table:table-cell>
          <table:table-cell table:style-name="Tabela2.C8" office:value-type="string">
            <text:p text:style-name="Table_20_Contents">O cliente terá opção para fazer login no menu lateral esquerdo, porem se ele tentar realizar qualquer função do sistema ou até mesmo tentar pedir algo do cardápio antes de <text:soft-page-break/>fazer o login ele será redirecionado para a página de login</text:p>
          </table:table-cell>
        </table:table-row>
        <table:table-row table:style-name="TableLine1730282931376">
          <table:table-cell table:style-name="Tabela2.A9" office:value-type="string">
            <text:p text:style-name="P13">UC08</text:p>
          </table:table-cell>
          <table:table-cell table:style-name="Tabela2.B9" office:value-type="string">
            <text:p text:style-name="Table_20_Contents">Esqueci Minha Senha</text:p>
          </table:table-cell>
          <table:table-cell table:style-name="Tabela2.C9" office:value-type="string">
            <text:p text:style-name="Table_20_Contents">O cliente poderá solicitar um e-mail de redefinição de senha, onde ele informará o e-mail cadastrado, para envio do e-mail de redefinição de senha </text:p>
          </table:table-cell>
        </table:table-row>
        <table:table-row table:style-name="TableLine1730282933392">
          <table:table-cell table:style-name="Tabela2.A10" office:value-type="string">
            <text:p text:style-name="P13">UC09</text:p>
          </table:table-cell>
          <table:table-cell table:style-name="Tabela2.B10" office:value-type="string">
            <text:p text:style-name="P6"/>
            <text:p text:style-name="Table_20_Contents">Alterações do Cadastro do Cliente</text:p>
          </table:table-cell>
          <table:table-cell table:style-name="Tabela2.C10" office:value-type="string">
            <text:p text:style-name="P6"/>
            <text:p text:style-name="Table_20_Contents">O cliente poderá realizar alterações do nome e da senha atual cadastrada no sistema <text:span text:style-name="T1">na aba de configurações</text:span></text:p>
          </table:table-cell>
        </table:table-row>
        <table:table-row table:style-name="Tabela2.11">
          <table:table-cell table:style-name="Tabela2.A11" office:value-type="string">
            <text:p text:style-name="P13">UC10</text:p>
          </table:table-cell>
          <table:table-cell table:style-name="Tabela2.B11" office:value-type="string">
            <text:p text:style-name="Table_20_Contents">Login do Restaurante</text:p>
          </table:table-cell>
          <table:table-cell table:style-name="Tabela2.C11" office:value-type="string">
            <text:p text:style-name="Table_20_Contents">O restaurante terá um login e senha de acesso à área de parceiros para gerenciamento dos cardápios e dos pedidos solicitados pelo cliente, no qual deixaremos já cadastrados, não haverá necessidade do próprio restaurante realizar este cadastro no sistema</text:p>
          </table:table-cell>
        </table:table-row>
        <table:table-row table:style-name="TableLine1730282931664">
          <table:table-cell table:style-name="Tabela2.A12" office:value-type="string">
            <text:p text:style-name="P13">UC11</text:p>
          </table:table-cell>
          <table:table-cell table:style-name="Tabela2.B12" office:value-type="string">
            <text:p text:style-name="Table_20_Contents">Pesquisar Refeições</text:p>
          </table:table-cell>
          <table:table-cell table:style-name="Tabela2.C12" office:value-type="string">
            <text:p text:style-name="Table_20_Contents">O cliente poderá pesquisar as refeições disponíveis no cardápio do sistema, assim como o restaurante, terá opção para pesquisar as refeições que ele gerenciar no cardápio</text:p>
          </table:table-cell>
        </table:table-row>
        <table:table-row table:style-name="Tabela2.13">
          <table:table-cell table:style-name="Tabela2.A13" office:value-type="string">
            <text:p text:style-name="P13">UC12</text:p>
          </table:table-cell>
          <table:table-cell table:style-name="Tabela2.B13" office:value-type="string">
            <text:p text:style-name="Table_20_Contents">Cadastrar Refeição</text:p>
          </table:table-cell>
          <table:table-cell table:style-name="Tabela2.C13" office:value-type="string">
            <text:p text:style-name="Table_20_Contents">O restaurante poderá cadastrar seus pratos que venderá no restaurante.</text:p>
          </table:table-cell>
        </table:table-row>
        <table:table-row table:style-name="Tabela2.13">
          <table:table-cell table:style-name="Tabela2.A14" office:value-type="string">
            <text:p text:style-name="P13">UC13</text:p>
          </table:table-cell>
          <table:table-cell table:style-name="Tabela2.B14" office:value-type="string">
            <text:p text:style-name="Table_20_Contents">Gerenciar Refeições Cadastradas</text:p>
          </table:table-cell>
          <table:table-cell table:style-name="Tabela2.C14" office:value-type="string">
            <text:p text:style-name="Table_20_Contents">O restaurante poderá alterar os dados da refeição, excluir <text:span text:style-name="T2">ou adicionar </text:span>refeiç<text:span text:style-name="T2">ões ao </text:span>cardápio do sistema</text:p>
          </table:table-cell>
        </table:table-row>
        <table:table-row table:style-name="Tabela2.13">
          <table:table-cell table:style-name="Tabela2.A15" office:value-type="string">
            <text:p text:style-name="P13">UC14</text:p>
          </table:table-cell>
          <table:table-cell table:style-name="Tabela2.B15" office:value-type="string">
            <text:p text:style-name="Table_20_Contents">Cancelamento de Pedido pelo Cliente</text:p>
          </table:table-cell>
          <table:table-cell table:style-name="Tabela2.C15" office:value-type="string">
            <text:p text:style-name="Table_20_Contents">O cliente poderá cancelar o pedido no momento em que estiver em preparo ou em rota de entrega, enviando uma confirmação para o restaurante de que o pedido foi cancelado</text:p>
          </table:table-cell>
        </table:table-row>
        <table:table-row table:style-name="Tabela2.13">
          <table:table-cell table:style-name="Tabela2.A16" office:value-type="string">
            <text:p text:style-name="P13">UC15</text:p>
          </table:table-cell>
          <table:table-cell table:style-name="Tabela2.B16" office:value-type="string">
            <text:p text:style-name="Table_20_Contents">Cancelamento de Pedido pelo Restaurante</text:p>
          </table:table-cell>
          <table:table-cell table:style-name="Tabela2.C16" office:value-type="string">
            <text:p text:style-name="Table_20_Contents">O restaurante poderá realizar o cancelamento do pedido no momento de realizar a conferência de pedidos, enviando uma confirmação para o cliente de que seu pedido foi cancelado</text:p>
          </table:table-cell>
        </table:table-row>
        <table:table-row table:style-name="Tabela2.13">
          <table:table-cell table:style-name="Tabela2.A17" office:value-type="string">
            <text:p text:style-name="P13">UC16</text:p>
          </table:table-cell>
          <table:table-cell table:style-name="Tabela2.B17" office:value-type="string">
            <text:p text:style-name="Table_20_Contents">Confirmação de Pedido em Preparo </text:p>
          </table:table-cell>
          <table:table-cell table:style-name="Tabela2.C17" office:value-type="string">
            <text:p text:style-name="Table_20_Contents">O restaurante poderá confirmar o pedido para ser enviado para preparo no momento de realizar a conferência de pedidos, enviando uma confirmação para o cliente de que seu pedido está em preparo</text:p>
          </table:table-cell>
        </table:table-row>
        <table:table-row table:style-name="Tabela2.13">
          <table:table-cell table:style-name="Tabela2.A18" office:value-type="string">
            <text:p text:style-name="P13">UC17</text:p>
          </table:table-cell>
          <table:table-cell table:style-name="Tabela2.B18" office:value-type="string">
            <text:p text:style-name="Table_20_Contents">Confirmação de Pedido em Rota de entrega</text:p>
          </table:table-cell>
          <table:table-cell table:style-name="Tabela2.C18" office:value-type="string">
            <text:p text:style-name="Table_20_Contents">O restaurante poderá confirmar envio do pedido após ele está pronto para entrega, enviando uma confirmação para o cliente de que seu pedido está em rota de entrega</text:p>
          </table:table-cell>
        </table:table-row>
        <text:soft-page-break/>
        <table:table-row table:style-name="Tabela2.19">
          <table:table-cell table:style-name="Tabela2.A19" office:value-type="string">
            <text:p text:style-name="P13">UC18</text:p>
          </table:table-cell>
          <table:table-cell table:style-name="Tabela2.B19" office:value-type="string">
            <text:p text:style-name="Table_20_Contents">Confirmação de Pedido Entregue</text:p>
          </table:table-cell>
          <table:table-cell table:style-name="Tabela2.C19" office:value-type="string">
            <text:p text:style-name="Table_20_Contents">O cliente poderá confirmar a entrega do pedido, enviando uma confirmação para o restaurante de que o pedido foi entregue, mas ele só poderá confirmar quando o restaurante já tiver confirmado que pedido está em rota de entrega</text:p>
          </table:table-cell>
        </table:table-row>
        <table:table-row table:style-name="Tabela2.19">
          <table:table-cell table:style-name="Tabela2.A21" office:value-type="string">
            <text:p text:style-name="P13">UC19</text:p>
          </table:table-cell>
          <table:table-cell table:style-name="Tabela2.B21" office:value-type="string">
            <text:p text:style-name="P10">Carrinho de compras</text:p>
          </table:table-cell>
          <table:table-cell table:style-name="Tabela2.C21" office:value-type="string">
            <text:p text:style-name="P7">O cliente poderá verificar os itens que tem dentro do carrinho para realizar seu pedido</text:p>
          </table:table-cell>
        </table:table-row>
        <table:table-row table:style-name="Tabela2.19">
          <table:table-cell table:style-name="Tabela2.A21" office:value-type="string">
            <text:p text:style-name="P13">UC20</text:p>
          </table:table-cell>
          <table:table-cell table:style-name="Tabela2.B21" office:value-type="string">
            <text:p text:style-name="P11">Remover item</text:p>
          </table:table-cell>
          <table:table-cell table:style-name="Tabela2.C21" office:value-type="string">
            <text:p text:style-name="P11">O cliente poderá remover o item desejado do carrinho</text:p>
          </table:table-cell>
        </table:table-row>
        <table:table-row table:style-name="Tabela2.19">
          <table:table-cell table:style-name="Tabela2.A22" office:value-type="string">
            <text:p text:style-name="P13">UC21</text:p>
          </table:table-cell>
          <table:table-cell table:style-name="Tabela2.B22" office:value-type="string">
            <text:p text:style-name="P8">Sair</text:p>
          </table:table-cell>
          <table:table-cell table:style-name="Tabela2.C22" office:value-type="string">
            <text:p text:style-name="P8">O cliente pode se desconectar do sistema o momento que quiser</text:p>
          </table:table-cell>
        </table:table-row>
        <table:table-row table:style-name="Tabela2.19">
          <table:table-cell table:style-name="Tabela2.A23" office:value-type="string">
            <text:p text:style-name="P13">UC22</text:p>
          </table:table-cell>
          <table:table-cell table:style-name="Tabela2.B23" office:value-type="string">
            <text:p text:style-name="P9">Ver cardápio</text:p>
          </table:table-cell>
          <table:table-cell table:style-name="Tabela2.C23" office:value-type="string">
            <text:p text:style-name="P9"><text:span text:style-name="T4">Tanto o cliente quanto o restaurante</text:span> poderá clicar na aba d<text:span text:style-name="T5">e</text:span> página inicial para ver o cardápio do restaurante selecionado</text:p>
          </table:table-cell>
        </table:table-row>
        <table:table-row table:style-name="Tabela2.19">
          <table:table-cell table:style-name="Tabela2.A24" office:value-type="string">
            <text:p text:style-name="P13">UC23</text:p>
          </table:table-cell>
          <table:table-cell table:style-name="Tabela2.B24" office:value-type="string">
            <text:p text:style-name="P12">Conferir pedido</text:p>
          </table:table-cell>
          <table:table-cell table:style-name="Tabela2.C24" office:value-type="string">
            <text:p text:style-name="P12">O restaurante poderá conferir os pedidos que foram feitos para o restaurante</text:p>
          </table:table-cell>
        </table:table-row>
      </table:table>
      <text:p text:style-name="Standard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SUPORTE 2</meta:initial-creator>
    <meta:creation-date>2022-04-24T12:05:00Z</meta:creation-date>
    <dc:date>2022-11-09T17:03:31.884000000</dc:date>
    <meta:editing-cycles>31</meta:editing-cycles>
    <meta:editing-duration>PT4H50M43S</meta:editing-duration>
    <meta:document-statistic meta:table-count="2" meta:image-count="0" meta:object-count="0" meta:page-count="3" meta:paragraph-count="87" meta:word-count="717" meta:character-count="4354" meta:non-whitespace-character-count="3719"/>
    <meta:template xlink:type="simple" xlink:actuate="onRequest" xlink:title="" xlink:href="Normal"/>
  </office:meta>
</office:document-meta>
</file>